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3.680208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6.0072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As a user, I want to create a claim so that I can recover my losses.!</text:p>
          </table:table-cell>
          <table:table-cell table:style-name="ce1"/>
          <table:table-cell office:value-type="string" table:style-name="ce2">
            <text:p>Feature: User Login Log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user, I want to create an account so that I can login.!</text:p>
          </table:table-cell>
          <table:table-cell table:style-name="ce1"/>
          <table:table-cell office:value-type="string" table:style-name="ce2">
            <text:p>Scenario: As a user, I want to login so that I can view my claims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user, I want to login so that I can view my claims. !</text:p>
          </table:table-cell>
          <table:table-cell table:style-name="ce1"/>
          <table:table-cell office:value-type="string" table:style-name="ce1">
            <text:p>Given the user is on the login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user, I want to logout so that my information does not remain available on my computer.!</text:p>
          </table:table-cell>
          <table:table-cell table:style-name="ce1"/>
          <table:table-cell office:value-type="string" table:style-name="ce1">
            <text:p>When the user enters a username into the username bo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user, I want to view how much I have recovered so that I can keep track.!</text:p>
          </table:table-cell>
          <table:table-cell table:style-name="ce1"/>
          <table:table-cell office:value-type="string" table:style-name="ce1">
            <text:p>When the user enters a password into the password bo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When the user clicks the login butt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login so that I can approve or deny a claim.</text:p>
          </table:table-cell>
          <table:table-cell table:style-name="ce1"/>
          <table:table-cell office:value-type="string" table:style-name="ce1">
            <text:p>Then the user is directed to the user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approve a claim so that the injured party can be compensated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s a compensation agent, I want to deny a claim so that a frivolous claim is dismissed.</text:p>
          </table:table-cell>
          <table:table-cell table:style-name="ce1"/>
          <table:table-cell office:value-type="string" table:style-name="ce1">
            <text:p><text:span text:style-name="T2">Scenario:<text:s/></text:span><text:span text:style-name="T1">As a user, I want to logout so that my information does not remain available on my computer.</text:span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forward to the involved personnel so that I can get more information.</text:p>
          </table:table-cell>
          <table:table-cell table:style-name="ce1"/>
          <table:table-cell office:value-type="string" table:style-name="ce2">
            <text:p>Given the user is on the user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see pending claims so that I can make decisions about them.</text:p>
          </table:table-cell>
          <table:table-cell table:style-name="ce1"/>
          <table:table-cell office:value-type="string" table:style-name="ce1">
            <text:p>When the user clicks the logout butt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see user's previous claims so that I don't accidentally approve the same claim multiple times.</text:p>
          </table:table-cell>
          <table:table-cell table:style-name="ce1"/>
          <table:table-cell office:value-type="string" table:style-name="ce1">
            <text:p>Then the user is directed to the login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compensation agent, I want to view all Shield Agent statistics, so that I can send an email if one Shield Agent is clearly causing too much damag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s a compensation agent, I want logout so that my information does not remain available on my computer.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As a Shield Agent, I want to login so that I can view my claims and statistics.</text:p>
          </table:table-cell>
          <table:table-cell table:style-name="ce1"/>
          <table:table-cell office:value-type="string" table:style-name="ce1">
            <text:p>Feature: User Create Accou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Shield Agent, I want to view a list of my claims so that I can see the damage I caused.</text:p>
          </table:table-cell>
          <table:table-cell table:style-name="ce1"/>
          <table:table-cell office:value-type="string" table:style-name="ce1">
            <text:p>Given the user is on the login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Shield Agent, I want to send back a message on a pending claim, so that the compensation agent has the relevant information.</text:p>
          </table:table-cell>
          <table:table-cell table:style-name="ce1"/>
          <table:table-cell office:value-type="string" table:style-name="ce1">
            <text:p>When the user clicks the create account butt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Shield Agent, I want to view my statistics, so that I can consider my actions in the future.</text:p>
          </table:table-cell>
          <table:table-cell table:style-name="ce1"/>
          <table:table-cell office:value-type="string" table:style-name="ce1">
            <text:p>Then the user is directed to the create account p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Shield Agent, I want to view a leaderboard, so that I can see how my damage stacks up to other Shield Agents.</text:p>
          </table:table-cell>
          <table:table-cell table:style-name="ce1"/>
          <table:table-cell office:value-type="string" table:style-name="ce1">
            <text:p>When the user enters a username into the create username bo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a Shield Agent, I want to logout so that my information does not remain available on my computer.</text:p>
          </table:table-cell>
          <table:table-cell table:style-name="ce1"/>
          <table:table-cell office:value-type="string" table:style-name="ce1">
            <text:p>When the user enters a password into the create password bo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When the user enters the password into the confirm password bo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the system, I should reject failed login attempts.</text:p>
          </table:table-cell>
          <table:table-cell table:style-name="ce1"/>
          <table:table-cell office:value-type="string" table:style-name="ce1">
            <text:p>When the user clicks the create account butto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the system, I should reject negative values for claim requests.</text:p>
          </table:table-cell>
          <table:table-cell table:style-name="ce1"/>
          <table:table-cell office:value-type="string" table:style-name="ce1">
            <text:p>Then there is a prompt saying the user account has been successfully created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s the system, I should reject non-numeric values for claim requests.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1">
            <text:p>Feature:User Create Claim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span text:style-name="T2">Scenario:<text:s/></text:span><text:span text:style-name="T1">As a user, I want to create a claim so that I can recover my losses.</text:span>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Given the user is on the user page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When the user enters an amount in the claim amount box</text:p>
          </table:table-cell>
          <table:table-cell table:number-columns-repeated="16381"/>
        </table:table-row>
        <table:table-row table:style-name="ro2">
          <table:table-cell table:number-columns-repeated="2" table:style-name="ce1"/>
          <table:table-cell office:value-type="string" table:style-name="ce1">
            <text:p>When the user enters a description for the claim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clicks the create claim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 the claim is added to a table of pending claims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User View Past claim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pan text:style-name="T2">Scenario:<text:s/></text:span><text:span text:style-name="T1">As a user, I want to view how much I have recovered so that I can keep track.</text:span>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 the user is on the user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 the user can see previous claims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Login Attempt Failur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pan text:style-name="T2">Scenario:<text:s/></text:span><text:span text:style-name="T1">As the system, I should reject failed login attempts.</text:span>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 the user is on the login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username into the create username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wrong password into the password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clicks the login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 there is an alert telling the user that the login information is incorrect</text:p>
          </table:table-cell>
          <table:table-cell table:number-columns-repeated="1638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Claim Attempt Failur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span text:style-name="T2">Scenario:<text:s/></text:span><text:span text:style-name="T1">As the system, I should reject negative values for claim requests.</text:span>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 the user is on the user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negative amount in the claim amount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description for the claim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clicks the create claim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 there is an alert telling the user there is an error with the claim amount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<text:span text:style-name="T2">Scenario:<text:s/></text:span><text:span text:style-name="T1">As the system, I should reject non-numeric values for claim requests.</text:span>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 the user is on the user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non-numeric amount in the claim amount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enters a description for the claim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 the user clicks the create claim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 there is an alert telling the user there is an error with the claim amou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Logi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, I want to login so that I can manage my claim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on the login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enters their username in the username input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enters their password in the password input box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on the login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The shield agent should be logged in and redirected to the shield agent home pag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Viewing claim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 I want to be able to view my claim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on the shield agent home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on a claims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A table with the list of claims against the shield agent is populate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Messsaging<text:s/>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, I want to be able to send a message on a pending claim to the compesation agen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on the shield agent home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on the claim, the shield agent is redirected to a claim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is on the claim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on the message inpu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inputs a mess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Send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The claim is updated with a message from the shield agen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Statistic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, I want to be able to view my statistic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on the shield agent home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on the view statistic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The shield agent will see statistics that go along with their claim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Leaderboard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, I want to be able to view a leaderboard so that I can compare my damage to other shield agent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on the shield home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The shield agent should see statistics of the top 3 shield agent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Feature: Logou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Scenario: As a shield agent, I want to be able to logout of my account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Given: The shield agent is logged in and on the home pag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When: The shield agent clicks the logout button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style-name="ce1">
            <text:p>Then: The shield agent is redirected to the login page</text:p>
          </table:table-cell>
          <table:table-cell table:number-columns-repeated="16381"/>
        </table:table-row>
        <table:table-row table:number-rows-repeated="104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Christine Zazulak</dc:creator>
    <meta:creation-date>2017-10-20T23:41:04Z</meta:creation-date>
    <dc:date>2021-12-28T19:47:01Z</dc:date>
    <meta:editing-cycles>1</meta:editing-cycles>
    <meta:editing-duration>PT0S</meta:editing-duration>
  </office:meta>
</office:document-meta>
</file>